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size="16.1000003814697pt" fo:language="el" fo:country="GR" officeooo:rsid="0034400c" officeooo:paragraph-rsid="0034400c" style:font-size-asian="14.0500001907349pt" style:font-size-complex="16.1000003814697pt"/>
    </style:style>
    <style:style style:name="P2" style:family="paragraph" style:parent-style-name="Heading_20_1">
      <style:text-properties officeooo:paragraph-rsid="00374691"/>
    </style:style>
    <style:style style:name="P3" style:family="paragraph" style:parent-style-name="Text_20_body">
      <style:text-properties fo:language="el" fo:country="GR" officeooo:rsid="001adf86" officeooo:paragraph-rsid="001adf86"/>
    </style:style>
    <style:style style:name="P4" style:family="paragraph" style:parent-style-name="Text_20_body">
      <style:paragraph-properties fo:text-align="center" style:justify-single-word="false"/>
      <style:text-properties fo:language="el" fo:country="GR" officeooo:rsid="001cb16f" officeooo:paragraph-rsid="001cb16f"/>
    </style:style>
    <style:style style:name="P5" style:family="paragraph" style:parent-style-name="Text_20_body">
      <style:paragraph-properties fo:text-align="center" style:justify-single-word="false"/>
      <style:text-properties fo:language="en" fo:country="GB" officeooo:rsid="001cb16f" officeooo:paragraph-rsid="001cb16f"/>
    </style:style>
    <style:style style:name="P6" style:family="paragraph" style:parent-style-name="Text_20_body">
      <style:text-properties officeooo:paragraph-rsid="00305a12"/>
    </style:style>
    <style:style style:name="P7" style:family="paragraph" style:parent-style-name="Text_20_body">
      <style:text-properties officeooo:paragraph-rsid="003291ba"/>
    </style:style>
    <style:style style:name="P8" style:family="paragraph" style:parent-style-name="Text_20_body">
      <style:text-properties officeooo:paragraph-rsid="0032e84f"/>
    </style:style>
    <style:style style:name="P9" style:family="paragraph" style:parent-style-name="Text_20_body">
      <style:text-properties officeooo:paragraph-rsid="0034400c"/>
    </style:style>
    <style:style style:name="P10" style:family="paragraph" style:parent-style-name="Text_20_body">
      <style:text-properties style:font-name="DejaVu Sans" fo:font-size="13pt" officeooo:paragraph-rsid="00374691" style:font-size-asian="11.3500003814697pt" style:font-size-complex="13pt"/>
    </style:style>
    <style:style style:name="P11" style:family="paragraph" style:parent-style-name="Text_20_body">
      <style:text-properties style:font-name="DejaVu Sans" fo:font-size="13pt" officeooo:paragraph-rsid="0038325b" style:font-size-asian="11.3500003814697pt" style:font-size-complex="13pt"/>
    </style:style>
    <style:style style:name="P12" style:family="paragraph" style:parent-style-name="Text_20_body">
      <style:text-properties style:font-name="DejaVu Sans" fo:font-size="13pt" officeooo:rsid="0039b13d" officeooo:paragraph-rsid="0039b13d" style:font-size-asian="11.3500003814697pt" style:font-size-complex="13pt"/>
    </style:style>
    <style:style style:name="P13" style:family="paragraph" style:parent-style-name="Title">
      <style:text-properties fo:language="el" fo:country="GR" officeooo:rsid="001adf86" officeooo:paragraph-rsid="001adf86"/>
    </style:style>
    <style:style style:name="T1" style:family="text">
      <style:text-properties fo:language="en" fo:country="GB"/>
    </style:style>
    <style:style style:name="T2" style:family="text">
      <style:text-properties fo:language="en" fo:country="GB" officeooo:rsid="00374691"/>
    </style:style>
    <style:style style:name="T3" style:family="text">
      <style:text-properties fo:language="en" fo:country="GB" officeooo:rsid="0038325b"/>
    </style:style>
    <style:style style:name="T4" style:family="text">
      <style:text-properties fo:language="en" fo:country="GB" officeooo:rsid="0039b13d"/>
    </style:style>
    <style:style style:name="T5" style:family="text">
      <style:text-properties fo:language="el" fo:country="GR"/>
    </style:style>
    <style:style style:name="T6" style:family="text">
      <style:text-properties fo:language="el" fo:country="GR" officeooo:rsid="001d2746"/>
    </style:style>
    <style:style style:name="T7" style:family="text">
      <style:text-properties fo:language="el" fo:country="GR" officeooo:rsid="00374691"/>
    </style:style>
    <style:style style:name="T8" style:family="text">
      <style:text-properties fo:language="el" fo:country="GR" officeooo:rsid="0038325b"/>
    </style:style>
    <style:style style:name="T9" style:family="text">
      <style:text-properties fo:language="el" fo:country="GR" officeooo:rsid="0039b13d"/>
    </style:style>
    <style:style style:name="T10" style:family="text">
      <style:text-properties style:font-name="DejaVu Sans" fo:font-size="13pt" style:font-size-asian="13pt" style:font-size-complex="13pt"/>
    </style:style>
    <style:style style:name="T11" style:family="text">
      <style:text-properties style:font-name="DejaVu Sans" fo:font-size="13pt" officeooo:rsid="001bc791" style:font-size-asian="13pt" style:font-size-complex="13pt"/>
    </style:style>
    <style:style style:name="T12" style:family="text">
      <style:text-properties style:font-name="DejaVu Sans" fo:font-size="13pt" officeooo:rsid="001cb16f" style:font-size-asian="13pt" style:font-size-complex="13pt"/>
    </style:style>
    <style:style style:name="T13" style:family="text">
      <style:text-properties style:font-name="DejaVu Sans" fo:font-size="13pt" fo:language="en" fo:country="GB" style:font-size-asian="13pt" style:font-size-complex="13pt"/>
    </style:style>
    <style:style style:name="T14" style:family="text">
      <style:text-properties style:font-name="DejaVu Sans" fo:font-size="13pt" fo:language="en" fo:country="GB" officeooo:rsid="001cb16f" style:font-size-asian="13pt" style:font-size-complex="13pt"/>
    </style:style>
    <style:style style:name="T15" style:family="text">
      <style:text-properties style:font-name="DejaVu Sans" fo:font-size="13pt" fo:language="en" fo:country="GB" officeooo:rsid="0020451a" style:font-size-asian="11.3500003814697pt" style:font-size-complex="13pt"/>
    </style:style>
    <style:style style:name="T16" style:family="text">
      <style:text-properties style:font-name="DejaVu Sans" fo:font-size="13pt" fo:language="en" fo:country="GB" officeooo:rsid="00226402" style:font-size-asian="11.3500003814697pt" style:font-size-complex="13pt"/>
    </style:style>
    <style:style style:name="T17" style:family="text">
      <style:text-properties style:font-name="DejaVu Sans" fo:font-size="13pt" fo:language="en" fo:country="GB" officeooo:rsid="00283779" style:font-size-asian="11.3500003814697pt" style:font-size-complex="13pt"/>
    </style:style>
    <style:style style:name="T18" style:family="text">
      <style:text-properties style:font-name="DejaVu Sans" fo:font-size="13pt" fo:language="en" fo:country="GB" officeooo:rsid="0029e4ee" style:font-size-asian="11.3500003814697pt" style:font-size-complex="13pt"/>
    </style:style>
    <style:style style:name="T19" style:family="text">
      <style:text-properties style:font-name="DejaVu Sans" fo:font-size="13pt" fo:language="en" fo:country="GB" officeooo:rsid="002fff02" style:font-size-asian="11.3500003814697pt" style:font-size-complex="13pt"/>
    </style:style>
    <style:style style:name="T20" style:family="text">
      <style:text-properties style:font-name="DejaVu Sans" fo:font-size="13pt" fo:language="en" fo:country="GB" officeooo:rsid="00305a12" style:font-size-asian="11.3500003814697pt" style:font-size-complex="13pt"/>
    </style:style>
    <style:style style:name="T21" style:family="text">
      <style:text-properties style:font-name="DejaVu Sans" fo:font-size="13pt" fo:language="en" fo:country="GB" officeooo:rsid="00317681" style:font-size-asian="11.3500003814697pt" style:font-size-complex="13pt"/>
    </style:style>
    <style:style style:name="T22" style:family="text">
      <style:text-properties style:font-name="DejaVu Sans" fo:font-size="13pt" fo:language="en" fo:country="GB" officeooo:rsid="003185a3" style:font-size-asian="11.3500003814697pt" style:font-size-complex="13pt"/>
    </style:style>
    <style:style style:name="T23" style:family="text">
      <style:text-properties style:font-name="DejaVu Sans" fo:font-size="13pt" fo:language="en" fo:country="GB" officeooo:rsid="0033c7ed" style:font-size-asian="11.3500003814697pt" style:font-size-complex="13pt"/>
    </style:style>
    <style:style style:name="T24" style:family="text">
      <style:text-properties style:font-name="DejaVu Sans" fo:font-size="13pt" fo:language="en" fo:country="GB" officeooo:rsid="0034400c" style:font-size-asian="11.3500003814697pt" style:font-size-complex="13pt"/>
    </style:style>
    <style:style style:name="T25" style:family="text">
      <style:text-properties style:font-name="DejaVu Sans" fo:font-size="13pt" fo:language="en" fo:country="GB" officeooo:rsid="00355b91" style:font-size-asian="11.3500003814697pt" style:font-size-complex="13pt"/>
    </style:style>
    <style:style style:name="T26" style:family="text">
      <style:text-properties style:font-name="DejaVu Sans" fo:font-size="13pt" fo:language="el" fo:country="GR" officeooo:rsid="0020451a" style:font-size-asian="11.3500003814697pt" style:font-size-complex="13pt"/>
    </style:style>
    <style:style style:name="T27" style:family="text">
      <style:text-properties style:font-name="DejaVu Sans" fo:font-size="13pt" fo:language="el" fo:country="GR" officeooo:rsid="0020f7e3" style:font-size-asian="11.3500003814697pt" style:font-size-complex="13pt"/>
    </style:style>
    <style:style style:name="T28" style:family="text">
      <style:text-properties style:font-name="DejaVu Sans" fo:font-size="13pt" fo:language="el" fo:country="GR" officeooo:rsid="002172f6" style:font-size-asian="11.3500003814697pt" style:font-size-complex="13pt"/>
    </style:style>
    <style:style style:name="T29" style:family="text">
      <style:text-properties style:font-name="DejaVu Sans" fo:font-size="13pt" fo:language="el" fo:country="GR" officeooo:rsid="00226402" style:font-size-asian="11.3500003814697pt" style:font-size-complex="13pt"/>
    </style:style>
    <style:style style:name="T30" style:family="text">
      <style:text-properties style:font-name="DejaVu Sans" fo:font-size="13pt" fo:language="el" fo:country="GR" officeooo:rsid="002737a1" style:font-size-asian="11.3500003814697pt" style:font-size-complex="13pt"/>
    </style:style>
    <style:style style:name="T31" style:family="text">
      <style:text-properties style:font-name="DejaVu Sans" fo:font-size="13pt" fo:language="el" fo:country="GR" officeooo:rsid="00283779" style:font-size-asian="11.3500003814697pt" style:font-size-complex="13pt"/>
    </style:style>
    <style:style style:name="T32" style:family="text">
      <style:text-properties style:font-name="DejaVu Sans" fo:font-size="13pt" fo:language="el" fo:country="GR" officeooo:rsid="0029e4ee" style:font-size-asian="11.3500003814697pt" style:font-size-complex="13pt"/>
    </style:style>
    <style:style style:name="T33" style:family="text">
      <style:text-properties style:font-name="DejaVu Sans" fo:font-size="13pt" fo:language="el" fo:country="GR" officeooo:rsid="002fff02" style:font-size-asian="11.3500003814697pt" style:font-size-complex="13pt"/>
    </style:style>
    <style:style style:name="T34" style:family="text">
      <style:text-properties style:font-name="DejaVu Sans" fo:font-size="13pt" fo:language="el" fo:country="GR" officeooo:rsid="00305a12" style:font-size-asian="11.3500003814697pt" style:font-size-complex="13pt"/>
    </style:style>
    <style:style style:name="T35" style:family="text">
      <style:text-properties style:font-name="DejaVu Sans" fo:font-size="13pt" fo:language="el" fo:country="GR" officeooo:rsid="00317681" style:font-size-asian="11.3500003814697pt" style:font-size-complex="13pt"/>
    </style:style>
    <style:style style:name="T36" style:family="text">
      <style:text-properties style:font-name="DejaVu Sans" fo:font-size="13pt" fo:language="el" fo:country="GR" officeooo:rsid="003185a3" style:font-size-asian="11.3500003814697pt" style:font-size-complex="13pt"/>
    </style:style>
    <style:style style:name="T37" style:family="text">
      <style:text-properties style:font-name="DejaVu Sans" fo:font-size="13pt" fo:language="el" fo:country="GR" officeooo:rsid="0033c7ed" style:font-size-asian="11.3500003814697pt" style:font-size-complex="13pt"/>
    </style:style>
    <style:style style:name="T38" style:family="text">
      <style:text-properties style:font-name="DejaVu Sans" fo:font-size="13pt" fo:language="el" fo:country="GR" officeooo:rsid="0034400c" style:font-size-asian="11.3500003814697pt" style:font-size-complex="13pt"/>
    </style:style>
    <style:style style:name="T39" style:family="text">
      <style:text-properties style:font-name="DejaVu Sans" fo:font-size="13pt" fo:language="el" fo:country="GR" officeooo:rsid="00355b91" style:font-size-asian="11.3500003814697pt" style:font-size-complex="13pt"/>
    </style:style>
    <style:style style:name="T40" style:family="text">
      <style:text-properties fo:font-size="16.1000003814697pt" fo:language="el" fo:country="GR" officeooo:rsid="0024e629" style:font-size-asian="16.1000003814697pt" style:font-size-complex="16.1000003814697pt"/>
    </style:style>
    <style:style style:name="T41" style:family="text">
      <style:text-properties fo:font-size="16.1000003814697pt" fo:language="el" fo:country="GR" officeooo:rsid="0034400c" style:font-size-asian="14.0500001907349pt" style:font-size-complex="16.100000381469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Εργασία 3 στο μάθημα <text:span text:style-name="T1">System Programming, Spring 2021.</text:span></text:p>
      <text:p text:style-name="P3"><text:span text:style-name="T1">(</text:span>και ο “θεός” βοηθός)</text:p>
      <text:p text:style-name="P3"/>
      <text:p text:style-name="P3"><text:tab/><text:span text:style-name="T11">Αυτό ε</text:span><text:span text:style-name="T12">ίναι το </text:span><text:span text:style-name="T14">README </text:span><text:span text:style-name="T12">για την 3η εργασία στο μάθημα </text:span><text:span text:style-name="T14">Sys Pro.</text:span></text:p>
      <text:p text:style-name="P4"><text:span text:style-name="T13">Writer: </text:span><text:span text:style-name="T10">Λακές Αθανάσιος</text:span></text:p>
      <text:p text:style-name="P5"><text:span text:style-name="T10">ID: sdi1800090</text:span></text:p>
      <text:p text:style-name="P5"><text:span text:style-name="T10"/></text:p>
      <text:h text:style-name="Heading_20_2" text:outline-level="2"><text:tab/><text:span text:style-name="T6">Γενικά:</text:span></text:h>
      <text:p text:style-name="Text_20_body"><text:span text:style-name="T6"><text:tab/></text:span></text:p>
      <text:p text:style-name="Text_20_body"><text:span text:style-name="T6"><text:tab/></text:span><text:span text:style-name="T26">Η εργασία εκτελεί όλες τις λειτουργίες που περιγράφονται στην εκφώνηση. Έχω καταφέρει να υλοποιήσω όλα τα </text:span><text:span text:style-name="T15">commands </text:span><text:span text:style-name="T27">που ζητούνται ακολουθώντας τις προδιαγραφές. Να τονίσω πως το πρόγραμμα τρέχει σίγουρα για την παρακάτω εντολή:</text:span></text:p>
      <text:p text:style-name="Text_20_body"><text:span text:style-name="T27">./travelMonitorClient -m 5 -b </text:span><text:span text:style-name="T28">100</text:span><text:span text:style-name="T27"> -c 9 -s 100000 -i Directory -t 5</text:span></text:p>
      <text:p text:style-name="Text_20_body"><text:span text:style-name="T27"><text:tab/></text:span></text:p>
      <text:p text:style-name="Text_20_body"><text:span text:style-name="T27"><text:tab/></text:span><text:span text:style-name="T29">Κατάφερα την τελευταία μέρα να την κάνω να δουλέψει και για </text:span><text:span text:style-name="T16">socketBuffer == 20 </text:span><text:span text:style-name="T29">οπότε θεωρώ πως και για άλλα νούμερα θα είναι καλά. Δεν έχω προσπαθήσει να την τρέξω με νούμερα μικρότερα του 20 και νομίζω οτι δεν έχει νοημα. Ακόμη τα </text:span><text:span text:style-name="T16">threads </text:span><text:span text:style-name="T29">είναι 5 από την πρώτη στιγμή που την έπιασα και αντίστοιχα τα </text:span><text:span text:style-name="T16">Monitors 5. </text:span><text:span text:style-name="T29">Σίγουρα δουλεύουν για αυτά τα νούμερα για τα υπόλοιπα δε ξέρω. </text:span></text:p>
      <text:p text:style-name="Text_20_body"><text:span text:style-name="T29"><text:tab/></text:span></text:p>
      <text:h text:style-name="Heading_20_1" text:outline-level="1"><text:tab/><text:span text:style-name="T40">Όσον αφορά τις εντολές:</text:span></text:h>
      <text:p text:style-name="Text_20_body"><text:span text:style-name="T40"><text:tab/></text:span></text:p>
      <text:p text:style-name="P6"><text:span text:style-name="T40"><text:tab/></text:span><text:span text:style-name="T30">Όσον αφορά τις εντολές, έχουν υλοποιηθεί όλες </text:span><text:span text:style-name="T31">μαζί με την /</text:span><text:span text:style-name="T17">addVaccinationRecords </text:span><text:span text:style-name="T31">που δε δούλευε καλά στη 2η. </text:span><text:span text:style-name="T32">Συγκεκριμένα, αυτή η εντολή τώρα μπορεί να σηκώσει όσα .</text:span><text:span text:style-name="T18">txt </text:span><text:span text:style-name="T32">της δοθούν σε έναν φάκελο </text:span><text:span text:style-name="T33">(μέχρι τον αριθμό του </text:span><text:span text:style-name="T19">cyclic buffer size)</text:span><text:span text:style-name="T32">. </text:span></text:p>
      <text:p text:style-name="P6"><text:span text:style-name="T32"/></text:p>
      <text:p text:style-name="P6"><text:soft-page-break/><text:span text:style-name="T32"><text:tab/></text:span><text:span text:style-name="T34">Από εκεί και πέρα, οι υπόλοιπες εντολές έχουν λίγο</text:span><text:span text:style-name="T20"> straightforward</text:span><text:span text:style-name="T34"> υλοπο</text:span><text:span text:style-name="T35">ιήσεις οι οποίες ακολουθούν λίγο-πολύ το σκεπτικό της 2ης εργασίας απλά με </text:span><text:span text:style-name="T21">sockets. </text:span></text:p>
      <text:p text:style-name="P7"><text:span text:style-name="T21"><text:tab/></text:span><text:span text:style-name="T35">Τα </text:span><text:span text:style-name="T21">threads </text:span><text:span text:style-name="T35">έχουν υλοποιηθεί επίσης, διαβάζουν τα αρχικά αρχεία και χρησιμοποιούνται και για την </text:span><text:span text:style-name="T21">add vaccination records</text:span><text:span text:style-name="T35"> (επίσης δεν έχω πειραματιστεί </text:span><text:span text:style-name="T36">με πολύ μικρό ή πολύ μεγάλο αριθμό</text:span><text:span text:style-name="T22"> thread). </text:span></text:p>
      <text:p text:style-name="P8"><text:span text:style-name="T22"><text:tab/></text:span><text:span text:style-name="T21"> </text:span><text:span text:style-name="T37">Τέλος το </text:span><text:span text:style-name="T23">cyclic buffer size </text:span><text:span text:style-name="T37">έχει υλοποιηθεί και αυτό. </text:span></text:p>
      <text:p text:style-name="P8"><text:span text:style-name="T37"/></text:p>
      <text:h text:style-name="P1" text:outline-level="1">Κάτι για πρωτόκολλο(;)</text:h>
      <text:p text:style-name="P9"><text:span text:style-name="T41"><text:tab/></text:span></text:p>
      <text:p text:style-name="P9"><text:span text:style-name="T38"><text:tab/>Όσον αφορά το πρωτόκολλο δε θα σας το κρύψω, δεν σκαρφίστηκα τίποτα το σπουδαίο. Κάτι που πρέπει να τονιστεί ενδεχομένως είναι οτι σε κάποιες περιπτώσεις </text:span><text:span text:style-name="T24">synchronization </text:span><text:span text:style-name="T38">στέλνω και λαμβάνω κάποια </text:span><text:span text:style-name="T24">ACK’s </text:span><text:span text:style-name="T38">είτε από το </text:span><text:span text:style-name="T24">monitor </text:span><text:span text:style-name="T38">προς τον </text:span><text:span text:style-name="T24">server </text:span><text:span text:style-name="T38">είτε αντίστροφα </text:span><text:span text:style-name="T39">τα οποία όμως είναι λίγο </text:span><text:span text:style-name="T25">random </text:span><text:span text:style-name="T39">κυρίως γιατί σε άλλα μέρη δε μου χρειάστηκαν. </text:span></text:p>
      <text:p text:style-name="P9"><text:span text:style-name="T39"><text:tab/>Οι συνδέσεις γίνονται κανονικά όπως έχει ζητηθεί και τα </text:span><text:span text:style-name="T25">paths </text:span><text:span text:style-name="T39">στα </text:span><text:span text:style-name="T25">monitors </text:span><text:span text:style-name="T39">τα περνάω όλα μαζί σαν ξεχωριστές συμβολοσειρές. </text:span></text:p>
      <text:p text:style-name="P9"><text:span text:style-name="T39"/></text:p>
      <text:h text:style-name="P2" text:outline-level="1"><text:span text:style-name="T7">Κλείσιμο</text:span></text:h>
      <text:p text:style-name="P10"><text:span text:style-name="T7"/></text:p>
      <text:p text:style-name="P11"><text:span text:style-name="T7"><text:tab/>Κλείνοντας θέλω να πω πως η εργασία αυτή μου φάνηκε πιο εύκολη από την 2η έχοντας ήδη γνώση των </text:span><text:span text:style-name="T2">pipes. </text:span><text:span text:style-name="T7">Θα παρατηρήσετε οτι στη 2η τα πήγα λίγο χάλια αλλά αυτό θα το συζητήσουμε και στο </text:span><text:span text:style-name="T2">call, </text:span><text:span text:style-name="T7">ήταν κυρίως λόγω σπατάλης χρόνου </text:span><text:span text:style-name="T8">σε άλλα </text:span><text:span text:style-name="T3">tasks </text:span><text:span text:style-name="T8">της άσκησης που δεν χρειάζονταν</text:span><text:span text:style-name="T7">. </text:span></text:p>
      <text:p text:style-name="P11"><text:span text:style-name="T7"><text:tab/></text:span><text:span text:style-name="T8">Τέλος θα ήθελα να εκφράσω τη δυσανασχέτηση μου όσον αφορά τον τρόπο που εξετάζεται το μάθημα – </text:span><text:span text:style-name="T9">η μάλλον που δεν εξετάζετε -. Είναι κρίμα θεωρώ ένα τέτοιο σημαντικό μάθημα που σου μαθαίνει όντως να δουλεύεις και να κάνεις κωδικα σαν άνθρωπος να σε καταδικάζει σε ένα χρόνο αναμονή σε περίπτωση μιας στραβής. Μακάρι στα επόμενα χρόνια να αλλάξει λίγο η προσέγγιση σε αυτό το κομμάτι.</text:span></text:p>
      <text:p text:style-name="P11"><text:span text:style-name="T9"/></text:p>
      <text:p text:style-name="P12"><text:span text:style-name="T5">Ευχαριστώ πολύ.</text:span></text:p>
      <text:p text:style-name="P12"><text:span text:style-name="T5">Λακές Αθανάσιος, </text:span><text:span text:style-name="T1">sdi180009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4T21:12:42.387000000</meta:creation-date>
    <dc:date>2021-06-14T21:55:38.012000000</dc:date>
    <meta:editing-duration>PT42M39S</meta:editing-duration>
    <meta:editing-cycles>37</meta:editing-cycles>
    <meta:generator>LibreOffice/7.1.2.2$Windows_X86_64 LibreOffice_project/8a45595d069ef5570103caea1b71cc9d82b2aae4</meta:generator>
    <meta:document-statistic meta:table-count="0" meta:image-count="0" meta:object-count="0" meta:page-count="2" meta:paragraph-count="27" meta:word-count="446" meta:character-count="2711" meta:non-whitespace-character-count="2259"/>
  </office:meta>
</office:document-meta>
</file>